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  <text:list-style style:name="L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00.00%" fo:text-align="left" fo:margin-bottom="10.00pt"/>
    </style:style>
    <style:style style:name="P6" style:family="paragraph">
      <style:paragraph-properties fo:line-height="115.00%" fo:text-align="left" fo:margin-bottom="10.00pt"/>
    </style:style>
    <style:style style:name="P7" style:family="paragraph">
      <style:paragraph-properties fo:line-height="100.00%" fo:text-align="left" fo:margin-bottom="10.00pt"/>
    </style:style>
    <style:style style:name="P8" style:family="paragraph">
      <style:paragraph-properties fo:line-height="115.00%" fo:text-align="left" fo:margin-bottom="10.00pt"/>
    </style:style>
    <style:style style:name="P9" style:family="paragraph">
      <style:paragraph-properties fo:line-height="100.00%" fo:text-align="left" fo:margin-bottom="10.00pt"/>
    </style:style>
    <style:style style:name="P10" style:family="paragraph">
      <style:paragraph-properties fo:line-height="115.00%" fo:text-align="left" fo:margin-bottom="10.00pt"/>
    </style:style>
    <style:style style:name="P11" style:family="paragraph">
      <style:paragraph-properties fo:line-height="100.00%" fo:text-align="left" fo:margin-bottom="10.00pt"/>
    </style:style>
    <style:style style:name="P12" style:family="paragraph">
      <style:paragraph-properties fo:line-height="115.00%" fo:text-align="left" fo:margin-bottom="10.00pt"/>
    </style:style>
    <text:list-style style:name="L1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3" style:family="paragraph">
      <style:paragraph-properties fo:line-height="115.00%" fo:text-align="left" fo:margin-bottom="10.00pt"/>
    </style:style>
    <style:style style:name="P14" style:family="paragraph">
      <style:paragraph-properties fo:line-height="115.00%" fo:text-align="left" fo:margin-bottom="10.00pt"/>
    </style:style>
    <text:list-style style:name="L1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5" style:family="paragraph">
      <style:paragraph-properties fo:line-height="115.00%" fo:text-align="left" fo:margin-bottom="10.00pt"/>
    </style:style>
    <style:style style:name="P16" style:family="paragraph">
      <style:paragraph-properties fo:line-height="115.00%" fo:text-align="left" fo:margin-bottom="10.00pt"/>
    </style:style>
    <style:style style:name="P17" style:family="paragraph">
      <style:paragraph-properties fo:line-height="100.00%" fo:text-align="left" fo:margin-bottom="10.00pt"/>
    </style:style>
    <style:style style:name="P18" style:family="paragraph">
      <style:paragraph-properties fo:line-height="115.00%" fo:text-align="left" fo:margin-bottom="10.00pt"/>
    </style:style>
    <style:style style:name="P19" style:family="paragraph">
      <style:paragraph-properties fo:line-height="100.00%" fo:text-align="left" fo:margin-bottom="10.00pt"/>
    </style:style>
    <style:style style:name="P20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IN_PLACE</text:span></text:p>
      <text:p text:style-name="P2"><text:span text:style-name="T2"/></text:p>
      <text:p text:style-name="P2"><text:span text:style-name="T3">There are several in_place helpers:</text:span></text:p>
      <text:list text:style-name="L3">
        <text:list-item>
          <text:p text:style-name="P3"><text:span text:style-name="T4">std::optional:<text:s/></text:span><text:span text:style-name="T5">std::in_place_t type and a global value std::in_place.</text:span></text:p>
        </text:list-item>
        <text:list-item>
          <text:p text:style-name="P3"><text:span text:style-name="T6">std::variant &amp; std::any:<text:s/></text:span><text:span text:style-name="T7">std::in_place_type_t type and a global value std::in_place_type.</text:span></text:p>
        </text:list-item>
        <text:list-item>
          <text:p text:style-name="P3"><text:span text:style-name="T8">std::variant:<text:s/></text:span><text:span text:style-name="T9">std::in_place_index_t type and a global value std::in_place_index.</text:span></text:p>
        </text:list-item>
      </text:list>
      <text:p text:style-name="P4"><text:span text:style-name="T9">These helpers allow us to efficiently initialize objects "in-place" without additional temporary copy or move operations.</text:span></text:p>
      <text:p text:style-name="P4"><text:span text:style-name="T10"/></text:p>
      <text:p text:style-name="P4"><text:span text:style-name="T11">STD::OPTIONAL</text:span></text:p>
      <text:p text:style-name="P4"><text:span text:style-name="T12">std::optional is a wrapper type, so we should be able to create optional objects almost in the same way as a wrapped object because std::optional has a constructor that takes U&amp;&amp; (r-value reference to a type that converts to the type stored in the optional). </text:span></text:p>
      <text:p text:style-name="P4"><text:span text:style-name="T12">So what advantages do we have of using in_place construction?</text:span><text:span text:style-name="T13"/></text:p>
      <text:p text:style-name="P4"><text:span text:style-name="T14">Default Construction</text:span></text:p>
      <text:p text:style-name="P5"><draw:frame text:anchor-type="as-char" svg:width="152.40mm" svg:height="13.97mm" style:rel-width="scale" style:rel-height="scale"><draw:object-ole xlink:href="OleObj1"/><draw:image xlink:href="ObjectReplacements/OleObj1"/></draw:frame><text:span text:style-name="T15"/></text:p>
      <text:p text:style-name="P5"><text:span text:style-name="T16">The creation of the last optional creates additional temporary objects: </text:span></text:p>
      <text:p text:style-name="P5"><draw:frame text:anchor-type="as-char" svg:width="62.65mm" svg:height="17.57mm" style:rel-width="scale" style:rel-height="scale"><draw:object-ole xlink:href="OleObj2"/><draw:image xlink:href="ObjectReplacements/OleObj2"/></draw:frame><text:span text:style-name="T17"/></text:p>
      <text:p text:style-name="P6"><text:span text:style-name="T18">However, we can avoid this by using creating the object "in place" using std::in_place_t:</text:span></text:p>
      <text:p text:style-name="P7"><draw:frame text:anchor-type="as-char" svg:width="87.21mm" svg:height="5.08mm" style:rel-width="scale" style:rel-height="scale"><draw:object-ole xlink:href="OleObj3"/><draw:image xlink:href="ObjectReplacements/OleObj3"/></draw:frame><text:span text:style-name="T19"/></text:p>
      <text:p text:style-name="P7"><draw:frame text:anchor-type="as-char" svg:width="55.88mm" svg:height="9.31mm" style:rel-width="scale" style:rel-height="scale"><draw:object-ole xlink:href="OleObj4"/><draw:image xlink:href="ObjectReplacements/OleObj4"/></draw:frame><text:span text:style-name="T19"/></text:p>
      <text:p text:style-name="P7"><text:span text:style-name="T20">Non Copyable/Movable Types</text:span></text:p>
      <text:p text:style-name="P8"><text:span text:style-name="T21">As we saw above, if we use a temporary object to initialize the contained value inside std::optional, the compiler will have to use the move or copy construction. However, what if our type doesn't allow for that, e.g. std::mutex. Then std::in_place is the only way to work with such types.</text:span><text:span text:style-name="T22"/></text:p>
      <text:p text:style-name="P8"><text:span text:style-name="T23">Constructors With Many Arguments</text:span></text:p>
      <text:p text:style-name="P8"><text:span text:style-name="T24">By default std::optional can work with a single argument (U&amp;&amp;), and efficiently pass it to the wrapped type, however, what if we would like to initialize an std::complex(double, double) or an std::vector? </text:span></text:p>
      <text:p text:style-name="P8"><text:span text:style-name="T24">We can always create a temporary copy:</text:span></text:p>
      <text:p text:style-name="P9"><draw:frame text:anchor-type="as-char" svg:width="124.25mm" svg:height="8.89mm" style:rel-width="scale" style:rel-height="scale"><draw:object-ole xlink:href="OleObj5"/><draw:image xlink:href="ObjectReplacements/OleObj5"/></draw:frame><text:span text:style-name="T24"/></text:p>
      <text:p text:style-name="P10"><text:span text:style-name="T24">Or we can use in_place and the version of the std::optional constructor that handles variable argument lists:</text:span></text:p>
      <text:p text:style-name="P11"><draw:frame text:anchor-type="as-char" svg:width="111.34mm" svg:height="9.10mm" style:rel-width="scale" style:rel-height="scale"><draw:object-ole xlink:href="OleObj6"/><draw:image xlink:href="ObjectReplacements/OleObj6"/></draw:frame><text:span text:style-name="T25"/></text:p>
      <text:p text:style-name="P12"><text:span text:style-name="T25">This will avoid the creation of temporary objects (which is great for containers or large objects).</text:span></text:p>
      <text:p text:style-name="P12"><text:span text:style-name="T26">emplace()</text:span></text:p>
      <text:p text:style-name="P12"><text:span text:style-name="T27">If we want to change a value stored inside an optional we can simply use an assignment operator or call the emplace method.</text:span></text:p>
      <text:p text:style-name="P12"><text:span text:style-name="T28">std::make_optional()</text:span><text:span text:style-name="T29"/></text:p>
      <text:p text:style-name="P12"><text:span text:style-name="T29">Using std::make_optional is as efficient as using std::in_place, its implementation is equivalent.</text:span></text:p>
      <text:p text:style-name="P12"><text:span text:style-name="T29"/></text:p>
      <text:p text:style-name="P12"><text:span text:style-name="T30">STD::VARIANT</text:span><text:span text:style-name="T31"/></text:p>
      <text:p text:style-name="P12"><text:span text:style-name="T31">std::variant has two in_place helpers that we can use:</text:span></text:p>
      <text:list text:style-name="L13">
        <text:list-item>
          <text:p text:style-name="P13"><text:span text:style-name="T31">std::in_place_type: used to specify which type you want to change/set in the variant.</text:span></text:p>
        </text:list-item>
        <text:list-item>
          <text:p text:style-name="P13"><text:span text:style-name="T31">std::in_place_index: used to specify which index you want to change/set. For example in std::variant&lt;int, float, std::string&gt;, int has index 0 and std::string has index 2; this value is the same as that returned from the method variant::index.</text:span></text:p>
        </text:list-item>
      </text:list>
      <text:p text:style-name="P14"><text:span text:style-name="T31">Luckily, we don't always have to use these helpers, the compiler is smart enough to recognise if it can be constructed from a single passed parameter. However, we do need them for at least two cases:</text:span></text:p>
      <text:list text:style-name="L15">
        <text:list-item>
          <text:p text:style-name="P15"><text:span text:style-name="T31">Ambiguity: to distinguish which type should be created where several could match.</text:span></text:p>
        </text:list-item>
        <text:list-item>
          <text:p text:style-name="P15"><text:span text:style-name="T31">Efficient complex type creation (similar to optional).</text:span></text:p>
        </text:list-item>
      </text:list>
      <text:p text:style-name="P16"><text:span text:style-name="T32">Ambiguity</text:span><text:span text:style-name="T33"/></text:p>
      <text:p text:style-name="P17"><draw:frame text:anchor-type="as-char" svg:width="129.96mm" svg:height="5.93mm" style:rel-width="scale" style:rel-height="scale"><draw:object-ole xlink:href="OleObj7"/><draw:image xlink:href="ObjectReplacements/OleObj7"/></draw:frame><text:span text:style-name="T33"/></text:p>
      <text:p text:style-name="P18"><text:span text:style-name="T33">The value above could be converted into an int or a float so the compiler will report an error. We can handle such an error by specifying the type in the following way:</text:span></text:p>
      <text:p text:style-name="P19"><draw:frame text:anchor-type="as-char" svg:width="117.90mm" svg:height="13.76mm" style:rel-width="scale" style:rel-height="scale"><draw:object-ole xlink:href="OleObj8"/><draw:image xlink:href="ObjectReplacements/OleObj8"/></draw:frame><text:span text:style-name="T33"/></text:p>
      <text:p text:style-name="P19"><text:span text:style-name="T34">Complex Types</text:span></text:p>
      <text:p text:style-name="P19"><text:span text:style-name="T35">Similarly to std::optional, if we want to efficiently create objects that get several constructor arguments, we have to use std::in_place:</text:span></text:p>
      <text:p text:style-name="P19"><draw:frame text:anchor-type="as-char" svg:width="152.40mm" svg:height="5.93mm" style:rel-width="scale" style:rel-height="scale"><draw:object-ole xlink:href="OleObj9"/><draw:image xlink:href="ObjectReplacements/OleObj9"/></draw:frame><text:span text:style-name="T35"/></text:p>
      <text:p text:style-name="P19"><text:span text:style-name="T35"/></text:p>
      <text:p text:style-name="P19"><text:span text:style-name="T36">STD::ANY</text:span><text:span text:style-name="T37"/></text:p>
      <text:p text:style-name="P19"><text:span text:style-name="T37">std::any can use std::in_place_type to efficiently create objects in place.</text:span></text:p>
      <text:p text:style-name="P19"><text:span text:style-name="T38">Complex Types</text:span></text:p>
      <text:p text:style-name="P19"><draw:frame text:anchor-type="as-char" svg:width="152.40mm" svg:height="9.95mm" style:rel-width="scale" style:rel-height="scale"><draw:object-ole xlink:href="OleObj10"/><draw:image xlink:href="ObjectReplacements/OleObj10"/></draw:frame><text:span text:style-name="T39"/></text:p>
      <text:p text:style-name="P19"><text:span text:style-name="T40">std::make_any</text:span><text:span text:style-name="T41"/></text:p>
      <text:p text:style-name="P19"><draw:frame text:anchor-type="as-char" svg:width="91.02mm" svg:height="6.35mm" style:rel-width="scale" style:rel-height="scale"><draw:object-ole xlink:href="OleObj11"/><draw:image xlink:href="ObjectReplacements/OleObj11"/></draw:frame><text:span text:style-name="T41"/></text:p>
      <text:p text:style-name="P19"><text:span text:style-name="T41"/></text:p>
      <text:p text:style-name="P19"><text:span text:style-name="T41"/></text:p>
      <text:p text:style-name="P19"><text:span text:style-name="T41"/></text:p>
      <text:p text:style-name="P19"><text:span text:style-name="T41"/></text:p>
      <text:p text:style-name="P20"><text:span text:style-name="T41"/></text:p>
      <text:p text:style-name="P20"><text:span text:style-name="T41"/></text:p>
      <text:p text:style-name="P20"><text:span text:style-name="T41"/></text:p>
      <text:p text:style-name="P20"><text:span text:style-name="T41"/></text:p>
      <text:p text:style-name="P20"><text:span text:style-name="T41"/></text:p>
      <text:p text:style-name="P20"><text:span text:style-name="T41"/></text:p>
      <text:p text:style-name="P20"><text:span text:style-name="T41"/></text:p>
      <text:p text:style-name="P20"><text:span text:style-name="T41"/></text:p>
      <text:p text:style-name="P20"><text:span text:style-name="T41"/></text:p>
      <text:p text:style-name="P20"><text:span text:style-name="T41"/></text:p>
      <text:p text:style-name="P20"><text:span text:style-name="T41"/></text:p>
      <text:p text:style-name="P20"><text:span text:style-name="T41"/></text:p>
      <text:p text:style-name="P20"><text:span text:style-name="T41"/></text:p>
      <text:p text:style-name="P20"><text:span text:style-name="T41"/></text:p>
      <text:p text:style-name="P20"><text:span text:style-name="T4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